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42cm" fo:min-width="1.65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0.709cm" fo:min-width="2.7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2" draw:id="id2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1" draw:layer="layout" svg:width="1.946cm" svg:height="2.496cm" svg:x="21.8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" draw:text-style-name="P1" draw:layer="layout" svg:x1="4.3cm" svg:y1="6.8cm" svg:x2="4.301cm" svg:y2="12.8cm">
          <text:p/>
        </draw:line>
        <draw:line draw:name="Line 30" draw:style-name="gr4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4" draw:layer="layout" svg:width="0.486cm" svg:height="1.236cm" svg:x="1.38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0.486cm" svg:height="1.236cm" svg:x="2.36cm" svg:y="10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5" draw:text-style-name="P4" draw:layer="layout" svg:width="0.486cm" svg:height="1.236cm" svg:x="2.84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5" draw:layer="layout" svg:width="2.157cm" svg:height="1.669cm" svg:x="2.346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8" draw:layer="layout" svg:width="3.2cm" svg:height="0.958cm" svg:x="6.4cm" svg:y="7.4cm">
          <text:p text:style-name="P7"><text:span text:style-name="T1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9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" draw:text-style-name="P1" draw:layer="layout" svg:x1="2.6cm" svg:y1="11.698cm" svg:x2="2.601cm" svg:y2="13cm">
          <text:p/>
        </draw:line>
        <draw:custom-shape draw:name="CustomShape 52" draw:style-name="gr9" draw:text-style-name="P10" draw:layer="layout" svg:width="1.948cm" svg:height="0.96cm" svg:x="1.676cm" svg:y="13cm">
          <text:p text:style-name="P7"><text:span text:style-name="T1">B[v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0" draw:text-style-name="P1" draw:layer="layout" svg:x1="1.651cm" svg:y1="10.4cm" svg:x2="1cm" svg:y2="12.6cm">
          <text:p/>
        </draw:line>
        <draw:custom-shape draw:name="CustomShape 54" draw:style-name="gr9" draw:text-style-name="P10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" draw:layer="layout" svg:x1="3cm" svg:y1="11.697cm" svg:x2="4.2cm" svg:y2="13.4cm">
          <text:p/>
        </draw:line>
        <draw:custom-shape draw:name="TextShape 56" draw:style-name="gr9" draw:text-style-name="P10" draw:layer="layout" svg:width="1.949cm" svg:height="0.961cm" svg:x="3.625cm" svg:y="13.4cm">
          <text:p text:style-name="P7"><text:span text:style-name="T2">B[v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1" draw:layer="layout" draw:line-skew="0.777cm" svg:x1="7.23cm" svg:y1="10.446cm" svg:x2="20.877cm" svg:y2="11.696cm" draw:start-shape="id1" draw:start-glue-point="2" draw:end-shape="id2" draw:end-glue-point="2" svg:d="M7230 10446v2554h13647v-1304" svg:viewBox="0 0 13648 2555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36:44.821702713</dc:date>
    <meta:editing-cycles>8</meta:editing-cycles>
    <meta:editing-duration>PT30M19S</meta:editing-duration>
    <meta:generator>LibreOffice/5.1.4.2$Linux_X86_64 LibreOffice_project/10m0$Build-2</meta:generator>
    <meta:document-statistic meta:object-count="75"/>
  </office:meta>
</office:document-meta>
</file>